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acstBook" svg:font-family="KacstBook" style:font-pitch="variable"/>
    <style:font-face style:name="KacstQurn" svg:font-family="KacstQurn" style:font-pitch="variable"/>
    <style:font-face style:name="LateefGR" svg:font-family="LateefGR" style:font-pitch="variable"/>
    <style:font-face style:name="Nafees Web Naskh" svg:font-family="'Nafees Web Naskh'" style:font-pitch="variable"/>
    <style:font-face style:name="Nakula" svg:font-family="Nakula" style:font-pitch="variable"/>
    <style:font-face style:name="Noto Naskh Arabic" svg:font-family="'Noto Naskh Arabic'" style:font-pitch="variable"/>
    <style:font-face style:name="Padauk Book" svg:font-family="'Padauk Book'" style:font-pitch="variable"/>
    <style:font-face style:name="Rasheeq-Bold" svg:font-family="Rasheeq-Bold" style:font-pitch="variable"/>
    <style:font-face style:name="YVYPWB+AyeshaQuran-Regular" svg:font-family="YVYPWB+AyeshaQuran-Regular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4pt" style:font-size-asian="14pt" style:font-name-complex="mry_KacstQurn" style:font-size-complex="14pt" style:language-complex="ar" style:country-complex="E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ني امية وولاية الحجاج . وفي طبقات ابن سعد ( ٣ : ٢٥٨ ) ان في عهد عمر بن الخطاب</text:p>
      <text:p text:style-name="P1">كان جفينة النصراني من اهل الحيرة يعلم الكتاب في المدينة وذلك بعد أن امر</text:p>
      <text:p text:style-name="P1">عمر بخروج النصارى من جزيرة العرب . وفيه دليل على حاجة المسلمين في اوائل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acstBook" svg:font-family="KacstBook" style:font-pitch="variable"/>
    <style:font-face style:name="KacstQurn" svg:font-family="KacstQurn" style:font-pitch="variable"/>
    <style:font-face style:name="LateefGR" svg:font-family="LateefGR" style:font-pitch="variable"/>
    <style:font-face style:name="Nafees Web Naskh" svg:font-family="'Nafees Web Naskh'" style:font-pitch="variable"/>
    <style:font-face style:name="Nakula" svg:font-family="Nakula" style:font-pitch="variable"/>
    <style:font-face style:name="Noto Naskh Arabic" svg:font-family="'Noto Naskh Arabic'" style:font-pitch="variable"/>
    <style:font-face style:name="Padauk Book" svg:font-family="'Padauk Book'" style:font-pitch="variable"/>
    <style:font-face style:name="Rasheeq-Bold" svg:font-family="Rasheeq-Bold" style:font-pitch="variable"/>
    <style:font-face style:name="YVYPWB+AyeshaQuran-Regular" svg:font-family="YVYPWB+AyeshaQuran-Regular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9:15:40.741599761</meta:creation-date>
    <dc:date>2022-05-16T12:36:08.793533485</dc:date>
    <meta:editing-duration>PT7S</meta:editing-duration>
    <meta:editing-cycles>1</meta:editing-cycles>
    <meta:document-statistic meta:table-count="0" meta:image-count="0" meta:object-count="0" meta:page-count="1" meta:paragraph-count="3" meta:word-count="48" meta:character-count="220" meta:non-whitespace-character-count="175"/>
    <meta:generator>LibreOffice/6.4.7.2$Linux_X86_64 LibreOffice_project/40$Build-2</meta:generator>
  </office:meta>
</office:document-meta>
</file>